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macs Packages</text:title></text:p>
      <text:p text:style-name="OrgTitle"/>
      <text:p text:style-name="OrgSubtitle"><text:initial-creator>Patrick Schanen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d65207">1. EMACS PACKAGES</text:a></text:p>
          <text:p text:style-name="Contents_20_2"><text:a xlink:type="simple" xlink:href="#orgffefe72">1.1. I-SEARCH</text:a></text:p>
          <text:p text:style-name="Contents_20_2"><text:a xlink:type="simple" xlink:href="#orgdc7cf30">1.2. ORG-MOD</text:a></text:p>
          <text:p text:style-name="Contents_20_2"><text:a xlink:type="simple" xlink:href="#orgd19f7d5">1.3. EVIL</text:a></text:p>
          <text:p text:style-name="Contents_20_2"><text:a xlink:type="simple" xlink:href="#org21a349b">1.4. HELM</text:a></text:p>
          <text:p text:style-name="Contents_20_2"><text:a xlink:type="simple" xlink:href="#orgb589d42">1.5. ACEJUMP</text:a></text:p>
          <text:p text:style-name="Contents_20_2"><text:a xlink:type="simple" xlink:href="#org91ec6ed">1.6. ACE-WINDOW</text:a></text:p>
          <text:p text:style-name="Contents_20_2"><text:a xlink:type="simple" xlink:href="#orga3bb58b">1.7. DIRED</text:a></text:p>
          <text:p text:style-name="Contents_20_2"><text:a xlink:type="simple" xlink:href="#orgb2f3332">1.8. MARKDOWN</text:a></text:p>
          <text:p text:style-name="Contents_20_2"><text:a xlink:type="simple" xlink:href="#orgadd20fa">1.9. LATEX</text:a></text:p>
          <text:p text:style-name="Contents_20_2"><text:a xlink:type="simple" xlink:href="#orga411c66">1.10. PANDOC</text:a></text:p>
          <text:p text:style-name="Contents_20_2"><text:a xlink:type="simple" xlink:href="#org91f17f2">1.11. CVS</text:a></text:p>
          <text:p text:style-name="Contents_20_2"><text:a xlink:type="simple" xlink:href="#orgd536d2c">1.12. GIT</text:a></text:p>
          <text:p text:style-name="Contents_20_2"><text:a xlink:type="simple" xlink:href="#orgf61320d">1.13. HUGO</text:a></text:p>
          <text:p text:style-name="Contents_20_2"><text:a xlink:type="simple" xlink:href="#org00083ca">1.14. TWITTER</text:a></text:p>
          <text:p text:style-name="Contents_20_2"><text:a xlink:type="simple" xlink:href="#org896d5a8">1.15. SNIPPET</text:a></text:p>
          <text:p text:style-name="Contents_20_2"><text:a xlink:type="simple" xlink:href="#orge8e11e4">1.16. THEMEN</text:a></text:p>
          <text:p text:style-name="Contents_20_2"><text:a xlink:type="simple" xlink:href="#org4252809">1.17. TO SORT</text:a></text:p>
        </text:index-body>
      </text:table-of-content>
      <text:h text:style-name="Heading_20_1" text:outline-level="1" text:is-list-header="false">
<text:bookmark-start text:name="OrgXref.org6d65207"/>
<text:bookmark text:name="org6d65207"/>EMACS PACKAGES
<text:bookmark-end text:name="OrgXref.org6d65207"/></text:h>
      <text:h text:style-name="Heading_20_2" text:outline-level="2" text:is-list-header="false">
<text:bookmark-start text:name="OrgXref.orgffefe72"/>
<text:bookmark text:name="orgffefe72"/>I-SEARCH
<text:bookmark-end text:name="OrgXref.orgffefe72"/></text:h>
      <text:h text:style-name="Heading_20_3" text:outline-level="3" text:is-list-header="false">
<text:bookmark-start text:name="OrgXref.org489650b"/>
<text:bookmark text:name="org489650b"/>Keys
<text:bookmark-end text:name="OrgXref.org489650b"/></text:h>
      <text:list text:style-name="OrgBulletedList" text:continue-numbering="false">
        <text:list-item>
          <text:p text:style-name="Text_20_body"><text:span text:style-name="Bold">Isearch</text:span>    | <text:a xlink:type="simple" xlink:href="http://am.informatik.hs-mannheim.de/emacs/Incremental-Search.html#Incremental-Search">http://am.informatik.hs-mannheim.de/emacs/Incremental-Search.html#Incremental-Search</text:a>
</text:p>
          <text:list text:style-name="OrgBulletedList" text:continue-numbering="true">
            <text:list-item>
              <text:p text:style-name="Text_20_body"><text:span text:style-name="OrgCode">C-s</text:span>    | forward search
</text:p>
            </text:list-item>
            <text:list-item>
              <text:p text:style-name="Text_20_body"><text:span text:style-name="OrgCode">C-s C-r</text:span>    | backward search
</text:p>
            </text:list-item>
            <text:list-item>
              <text:p text:style-name="Text_20_body"><text:span text:style-name="OrgCode">C-r</text:span>    | to switch to a backward search, leaving the search string unchanged.
</text:p>
            </text:list-item>
            <text:list-item>
              <text:p text:style-name="Text_20_body"><text:span text:style-name="OrgCode">C-g</text:span>    | canceling the search
</text:p>
            </text:list-item>
          </text:list>
        </text:list-item>
        <text:list-item>
          <text:p text:style-name="Text_20_body"><text:span text:style-name="Bold">Repeat Isearch</text:span>   | <text:a xlink:type="simple" xlink:href="http://am.informatik.hs-mannheim.de/emacs/Repeat-Isearch.html">http://am.informatik.hs-mannheim.de/emacs/Repeat-Isearch.html</text:a>
</text:p>
          <text:list text:style-name="OrgBulletedList" text:continue-numbering="true">
            <text:list-item>
              <text:p text:style-name="Text_20_body"><text:span text:style-name="OrgCode">C-s C-s</text:span>    | forward serach | invokes incremental + search again
</text:p>
            </text:list-item>
            <text:list-item>
              <text:p text:style-name="Text_20_body"><text:span text:style-name="OrgCode">C-r C-r</text:span>    | backward serach | invokes incremental + search again
</text:p>
            </text:list-item>
          </text:list>
        </text:list-item>
        <text:list-item>
          <text:p text:style-name="Text_20_body"><text:span text:style-name="Bold">Reuse earlier search strings</text:span> | <text:a xlink:type="simple" xlink:href="http://am.informatik.hs-mannheim.de/emacs/Repeat-Isearch.html#Repeat-Isearch">http://am.informatik.hs-mannheim.de/emacs/Repeat-Isearch.html#Repeat-Isearch</text:a>
</text:p>
          <text:list text:style-name="OrgBulletedList" text:continue-numbering="true">
            <text:list-item>
              <text:p text:style-name="Text_20_body"><text:span text:style-name="OrgCode">M-p</text:span>    | previous
</text:p>
            </text:list-item>
            <text:list-item>
              <text:p text:style-name="Text_20_body"><text:span text:style-name="OrgCode">M-n</text:span>    | next
</text:p>
            </text:list-item>
            <text:list-item>
              <text:p text:style-name="Text_20_body"><text:span text:style-name="OrgCode">M-e</text:span>    | To edit the current search string in the minibuffer without replacing it with items from the search ring
</text:p>
            </text:list-item>
          </text:list>
        </text:list-item>
        <text:list-item>
          <text:p text:style-name="Text_20_body"><text:span text:style-name="Bold">list-matching-line</text:span>   | <text:a xlink:type="simple" xlink:href="http://ergoemacs.org/emacs/elisp_list_matching_lines.html">http://ergoemacs.org/emacs/elisp_list_matching_lines.html</text:a>
</text:p>
          <text:list text:style-name="OrgBulletedList" text:continue-numbering="true">
            <text:list-item>
              <text:p text:style-name="Text_20_body"><text:span text:style-name="OrgCode">M-o s</text:span>    | It'll list all lines in the current file that matches a given text
</text:p>
            </text:list-item>
          </text:list>
        </text:list-item>
        <text:list-item>
          <text:p text:style-name="Text_20_body"><text:span text:style-name="Bold">Modified to</text:span>
</text:p>
          <text:list text:style-name="OrgBulletedList" text:continue-numbering="true">
            <text:list-item>
              <text:p text:style-name="Text_20_body"><text:span text:style-name="OrgCode">C-c b</text:span>    | backward search
</text:p>
            </text:list-item>
            <text:list-item>
              <text:p text:style-name="Text_20_body"><text:span text:style-name="OrgCode">C-c f</text:span>    | forward serach
</text:p>
            </text:list-item>
          </text:list>
        </text:list-item>
      </text:list>
      <text:h text:style-name="Heading_20_2" text:outline-level="2" text:is-list-header="false">
<text:bookmark-start text:name="OrgXref.orgdc7cf30"/>
<text:bookmark text:name="orgdc7cf30"/>ORG-MOD
<text:bookmark-end text:name="OrgXref.orgdc7cf30"/></text:h>
      <text:h text:style-name="Heading_20_3" text:outline-level="3" text:is-list-header="false">
<text:bookmark-start text:name="OrgXref.orgbdbcdf0"/>
<text:bookmark text:name="orgbdbcdf0"/>org
<text:bookmark-end text:name="OrgXref.orgbdbcdf0"/></text:h>
      <text:h text:style-name="Heading_20_3" text:outline-level="3" text:is-list-header="false">
<text:bookmark-start text:name="OrgXref.orge2406eb"/>
<text:bookmark text:name="orge2406eb"/>org-cliplink
<text:bookmark-end text:name="OrgXref.orge2406eb"/></text:h>
      <text:h text:style-name="Heading_20_3" text:outline-level="3" text:is-list-header="false">
<text:bookmark-start text:name="OrgXref.org22a0ffd"/>
<text:bookmark text:name="org22a0ffd"/>org-autolist
<text:bookmark-end text:name="OrgXref.org22a0ffd"/></text:h>
      <text:h text:style-name="Heading_20_3" text:outline-level="3" text:is-list-header="false">
<text:bookmark-start text:name="OrgXref.org629712a"/>
<text:bookmark text:name="org629712a"/>org-board
<text:bookmark-end text:name="OrgXref.org629712a"/></text:h>
      <text:h text:style-name="Heading_20_3" text:outline-level="3" text:is-list-header="false">
<text:bookmark-start text:name="OrgXref.org7f2c09a"/>
<text:bookmark text:name="org7f2c09a"/>org-ac
<text:bookmark-end text:name="OrgXref.org7f2c09a"/></text:h>
      <text:h text:style-name="Heading_20_3" text:outline-level="3" text:is-list-header="false">
<text:bookmark-start text:name="OrgXref.org6741244"/>
<text:bookmark text:name="org6741244"/>TOC-org
<text:bookmark-end text:name="OrgXref.org6741244"/></text:h>
      <text:h text:style-name="Heading_20_2" text:outline-level="2" text:is-list-header="false">
<text:bookmark-start text:name="OrgXref.orgd19f7d5"/>
<text:bookmark text:name="orgd19f7d5"/>EVIL
<text:bookmark-end text:name="OrgXref.orgd19f7d5"/></text:h>
      <text:h text:style-name="Heading_20_3" text:outline-level="3" text:is-list-header="false">
<text:bookmark-start text:name="OrgXref.orga1aee60"/>
<text:bookmark text:name="orga1aee60"/>evil-opener
<text:bookmark-end text:name="OrgXref.orga1aee60"/></text:h>
      <text:h text:style-name="Heading_20_3" text:outline-level="3" text:is-list-header="false">
<text:bookmark-start text:name="OrgXref.orgff480a6"/>
<text:bookmark text:name="orgff480a6"/>evil-mark-replace
<text:bookmark-end text:name="OrgXref.orgff480a6"/></text:h>
      <text:h text:style-name="Heading_20_3" text:outline-level="3" text:is-list-header="false">
<text:bookmark-start text:name="OrgXref.org79b483f"/>
<text:bookmark text:name="org79b483f"/>evil-visualstar
<text:bookmark-end text:name="OrgXref.org79b483f"/></text:h>
      <text:h text:style-name="Heading_20_3" text:outline-level="3" text:is-list-header="false">
<text:bookmark-start text:name="OrgXref.orgdca2078"/>
<text:bookmark text:name="orgdca2078"/>evil-textobj-anyblock
<text:bookmark-end text:name="OrgXref.orgdca2078"/></text:h>
      <text:h text:style-name="Heading_20_3" text:outline-level="3" text:is-list-header="false">
<text:bookmark-start text:name="OrgXref.org504135f"/>
<text:bookmark text:name="org504135f"/>evil-tutor
<text:bookmark-end text:name="OrgXref.org504135f"/></text:h>
      <text:h text:style-name="Heading_20_3" text:outline-level="3" text:is-list-header="false">
<text:bookmark-start text:name="OrgXref.org94a783c"/>
<text:bookmark text:name="org94a783c"/>evil-args
<text:bookmark-end text:name="OrgXref.org94a783c"/></text:h>
      <text:h text:style-name="Heading_20_3" text:outline-level="3" text:is-list-header="false">
<text:bookmark-start text:name="OrgXref.org1c84826"/>
<text:bookmark text:name="org1c84826"/>evil-magit
<text:bookmark-end text:name="OrgXref.org1c84826"/></text:h>
      <text:h text:style-name="Heading_20_2" text:outline-level="2" text:is-list-header="false">
<text:bookmark-start text:name="OrgXref.org21a349b"/>
<text:bookmark text:name="org21a349b"/>HELM
<text:bookmark-end text:name="OrgXref.org21a349b"/></text:h>
      <text:h text:style-name="Heading_20_3" text:outline-level="3" text:is-list-header="false">
<text:bookmark-start text:name="OrgXref.org7fc7157"/>
<text:bookmark text:name="org7fc7157"/>helm
<text:bookmark-end text:name="OrgXref.org7fc7157"/></text:h>
      <text:h text:style-name="Heading_20_3" text:outline-level="3" text:is-list-header="false">
<text:bookmark-start text:name="OrgXref.orgc40f9b2"/>
<text:bookmark text:name="orgc40f9b2"/>helm-github-stars
<text:bookmark-end text:name="OrgXref.orgc40f9b2"/></text:h>
      <text:h text:style-name="Heading_20_2" text:outline-level="2" text:is-list-header="false">
<text:bookmark-start text:name="OrgXref.orgb589d42"/>
<text:bookmark text:name="orgb589d42"/>ACEJUMP
<text:bookmark-end text:name="OrgXref.orgb589d42"/></text:h>
      <text:h text:style-name="Heading_20_3" text:outline-level="3" text:is-list-header="false">
<text:bookmark-start text:name="OrgXref.org3a18994"/>
<text:bookmark text:name="org3a18994"/>Keys
<text:bookmark-end text:name="OrgXref.org3a18994"/></text:h>
      <text:p text:style-name="Text_20_body"><text:span text:style-name="Emphasis">AceJump-mode is a minor mode for Emacs, enabling fast/direct cursor movement in current view.</text:span> <text:span text:style-name="Emphasis"><text:a xlink:type="simple" xlink:href="https://www.emacswiki.org/emacs/AceJump">https://www.emacswiki.org/emacs/AceJump</text:a></text:span>
</text:p>
      <text:list text:style-name="OrgBulletedList" text:continue-numbering="false">
        <text:list-item>
          <text:p text:style-name="Text_20_body"><text:span text:style-name="Bold">Serach by Char.</text:span>
</text:p>
          <text:list text:style-name="OrgBulletedList" text:continue-numbering="true">
            <text:list-item>
              <text:p text:style-name="Text_20_body"><text:span text:style-name="OrgCode">C-c j</text:span> | Head Char. 
</text:p>
            </text:list-item>
          </text:list>
        </text:list-item>
      </text:list>
      <text:h text:style-name="Heading_20_3" text:outline-level="3" text:is-list-header="false">
<text:bookmark-start text:name="OrgXref.org6fd9620"/>
<text:bookmark text:name="org6fd9620"/>Articles
<text:bookmark-end text:name="OrgXref.org6fd9620"/></text:h>
      <text:list text:style-name="OrgBulletedList" text:continue-numbering="false">
        <text:list-item>
          <text:p text:style-name="Text_20_body">Emacs: ace-Jump, Avy, vs Isearch <text:a xlink:type="simple" xlink:href="http://emacsist.com/10199">http://emacsist.com/10199</text:a>
</text:p>
        </text:list-item>
        <text:list-item>
          <text:p text:style-name="Text_20_body">Emacs: isearch by Arrow Keys <text:a xlink:type="simple" xlink:href="http://ergoemacs.org/emacs/emacs_isearch_by_arrow_keys.html">http://ergoemacs.org/emacs/emacs_isearch_by_arrow_keys.html</text:a>
</text:p>
        </text:list-item>
      </text:list>
      <text:h text:style-name="Heading_20_2" text:outline-level="2" text:is-list-header="false">
<text:bookmark-start text:name="OrgXref.org91ec6ed"/>
<text:bookmark text:name="org91ec6ed"/>ACE-WINDOW
<text:bookmark-end text:name="OrgXref.org91ec6ed"/></text:h>
      <text:h text:style-name="Heading_20_3" text:outline-level="3" text:is-list-header="false">
<text:bookmark-start text:name="OrgXref.orgdd96ae6"/>
<text:bookmark text:name="orgdd96ae6"/>Keys
<text:bookmark-end text:name="OrgXref.orgdd96ae6"/></text:h>
      <text:list text:style-name="OrgBulletedList" text:continue-numbering="false">
        <text:list-item>
          <text:p text:style-name="Text_20_body"><text:span text:style-name="OrgCode">C-c w</text:span> | ace-window 
</text:p>
        </text:list-item>
      </text:list>
      <text:h text:style-name="Heading_20_2" text:outline-level="2" text:is-list-header="false">
<text:bookmark-start text:name="OrgXref.orga3bb58b"/>
<text:bookmark text:name="orga3bb58b"/>DIRED
<text:bookmark-end text:name="OrgXref.orga3bb58b"/></text:h>
      <text:h text:style-name="Heading_20_3" text:outline-level="3" text:is-list-header="false">
<text:bookmark-start text:name="OrgXref.org8b5c96b"/>
<text:bookmark text:name="org8b5c96b"/>dired-toggle-sudo
<text:bookmark-end text:name="OrgXref.org8b5c96b"/></text:h>
      <text:h text:style-name="Heading_20_3" text:outline-level="3" text:is-list-header="false">
<text:bookmark-start text:name="OrgXref.org4d01a3e"/>
<text:bookmark text:name="org4d01a3e"/>dired-quick-sort
<text:bookmark-end text:name="OrgXref.org4d01a3e"/></text:h>
      <text:h text:style-name="Heading_20_2" text:outline-level="2" text:is-list-header="false">
<text:bookmark-start text:name="OrgXref.orgb2f3332"/>
<text:bookmark text:name="orgb2f3332"/>MARKDOWN
<text:bookmark-end text:name="OrgXref.orgb2f3332"/></text:h>
      <text:h text:style-name="Heading_20_3" text:outline-level="3" text:is-list-header="false">
<text:bookmark-start text:name="OrgXref.orgc7bb5b4"/>
<text:bookmark text:name="orgc7bb5b4"/>markdown-mode
<text:bookmark-end text:name="OrgXref.orgc7bb5b4"/></text:h>
      <text:h text:style-name="Heading_20_2" text:outline-level="2" text:is-list-header="false">
<text:bookmark-start text:name="OrgXref.orgadd20fa"/>
<text:bookmark text:name="orgadd20fa"/>LATEX
<text:bookmark-end text:name="OrgXref.orgadd20fa"/></text:h>
      <text:h text:style-name="Heading_20_3" text:outline-level="3" text:is-list-header="false">
<text:bookmark-start text:name="OrgXref.org4ff40f3"/>
<text:bookmark text:name="org4ff40f3"/>auctex
<text:bookmark-end text:name="OrgXref.org4ff40f3"/></text:h>
      <text:h text:style-name="Heading_20_2" text:outline-level="2" text:is-list-header="false">
<text:bookmark-start text:name="OrgXref.orga411c66"/>
<text:bookmark text:name="orga411c66"/>PANDOC
<text:bookmark-end text:name="OrgXref.orga411c66"/></text:h>
      <text:h text:style-name="Heading_20_3" text:outline-level="3" text:is-list-header="false">
<text:bookmark-start text:name="OrgXref.orgfe29d3d"/>
<text:bookmark text:name="orgfe29d3d"/>pandoc
<text:bookmark-end text:name="OrgXref.orgfe29d3d"/></text:h>
      <text:h text:style-name="Heading_20_3" text:outline-level="3" text:is-list-header="false">
<text:bookmark-start text:name="OrgXref.org506675f"/>
<text:bookmark text:name="org506675f"/>pandoc-mode
<text:bookmark-end text:name="OrgXref.org506675f"/></text:h>
      <text:h text:style-name="Heading_20_2" text:outline-level="2" text:is-list-header="false">
<text:bookmark-start text:name="OrgXref.org91f17f2"/>
<text:bookmark text:name="org91f17f2"/>CVS
<text:bookmark-end text:name="OrgXref.org91f17f2"/></text:h>
      <text:h text:style-name="Heading_20_3" text:outline-level="3" text:is-list-header="false">
<text:bookmark-start text:name="OrgXref.org8c54ca4"/>
<text:bookmark text:name="org8c54ca4"/>csv-mode
<text:bookmark-end text:name="OrgXref.org8c54ca4"/></text:h>
      <text:h text:style-name="Heading_20_2" text:outline-level="2" text:is-list-header="false">
<text:bookmark-start text:name="OrgXref.orgd536d2c"/>
<text:bookmark text:name="orgd536d2c"/>GIT
<text:bookmark-end text:name="OrgXref.orgd536d2c"/></text:h>
      <text:h text:style-name="Heading_20_3" text:outline-level="3" text:is-list-header="false">
<text:bookmark-start text:name="OrgXref.org2766d58"/>
<text:bookmark text:name="org2766d58"/>gited
<text:bookmark-end text:name="OrgXref.org2766d58"/></text:h>
      <text:h text:style-name="Heading_20_3" text:outline-level="3" text:is-list-header="false">
<text:bookmark-start text:name="OrgXref.org98a9ab8"/>
<text:bookmark text:name="org98a9ab8"/>magit
<text:bookmark-end text:name="OrgXref.org98a9ab8"/></text:h>
      <text:h text:style-name="Heading_20_3" text:outline-level="3" text:is-list-header="false">
<text:bookmark-start text:name="OrgXref.org185e846"/>
<text:bookmark text:name="org185e846"/>gist
<text:bookmark-end text:name="OrgXref.org185e846"/></text:h>
      <text:h text:style-name="Heading_20_2" text:outline-level="2" text:is-list-header="false">
<text:bookmark-start text:name="OrgXref.orgf61320d"/>
<text:bookmark text:name="orgf61320d"/>HUGO
<text:bookmark-end text:name="OrgXref.orgf61320d"/></text:h>
      <text:h text:style-name="Heading_20_3" text:outline-level="3" text:is-list-header="false">
<text:bookmark-start text:name="OrgXref.org17ff2ad"/>
<text:bookmark text:name="org17ff2ad"/>easy-hugo <text:a xlink:type="simple" xlink:href="https://github.com/masasam/emacs-easy-hugo">https://github.com/masasam/emacs-easy-hugo</text:a>
<text:bookmark-end text:name="OrgXref.org17ff2ad"/></text:h>
      <text:p text:style-name="Text_20_body"><text:span text:style-name="Emphasis">Emacs major mode for writing blogs made with hugo by markdown or org-mode or AsciiDoc or reStructuredText or mmark</text:span> 
</text:p>
      <text:list text:style-name="OrgBulletedList" text:continue-numbering="false">
        <text:list-item>
nil
</text:list-item>
      </text:list>
      <text:h text:style-name="Heading_20_2" text:outline-level="2" text:is-list-header="false">
<text:bookmark-start text:name="OrgXref.org00083ca"/>
<text:bookmark text:name="org00083ca"/>TWITTER
<text:bookmark-end text:name="OrgXref.org00083ca"/></text:h>
      <text:h text:style-name="Heading_20_3" text:outline-level="3" text:is-list-header="false">
<text:bookmark-start text:name="OrgXref.org93ca118"/>
<text:bookmark text:name="org93ca118"/>twittering-mode
<text:bookmark-end text:name="OrgXref.org93ca118"/></text:h>
      <text:h text:style-name="Heading_20_2" text:outline-level="2" text:is-list-header="false">
<text:bookmark-start text:name="OrgXref.org896d5a8"/>
<text:bookmark text:name="org896d5a8"/>SNIPPET
<text:bookmark-end text:name="OrgXref.org896d5a8"/></text:h>
      <text:h text:style-name="Heading_20_3" text:outline-level="3" text:is-list-header="false">
<text:bookmark-start text:name="OrgXref.orgf3617c9"/>
<text:bookmark text:name="orgf3617c9"/>yasnippet
<text:bookmark-end text:name="OrgXref.orgf3617c9"/></text:h>
      <text:h text:style-name="Heading_20_2" text:outline-level="2" text:is-list-header="false">
<text:bookmark-start text:name="OrgXref.orge8e11e4"/>
<text:bookmark text:name="orge8e11e4"/>THEMEN
<text:bookmark-end text:name="OrgXref.orge8e11e4"/></text:h>
      <text:h text:style-name="Heading_20_3" text:outline-level="3" text:is-list-header="false">
<text:bookmark-start text:name="OrgXref.org4cbb5fe"/>
<text:bookmark text:name="org4cbb5fe"/>solarized-theme
<text:bookmark-end text:name="OrgXref.org4cbb5fe"/></text:h>
      <text:h text:style-name="Heading_20_3" text:outline-level="3" text:is-list-header="false">
<text:bookmark-start text:name="OrgXref.org24c4b42"/>
<text:bookmark text:name="org24c4b42"/>airline-themes
<text:bookmark-end text:name="OrgXref.org24c4b42"/></text:h>
      <text:p text:style-name="Horizontal_20_Line"/>
      <text:h text:style-name="Heading_20_2" text:outline-level="2" text:is-list-header="false">
<text:bookmark-start text:name="OrgXref.org4252809"/>
<text:bookmark text:name="org4252809"/>TO SORT
<text:bookmark-end text:name="OrgXref.org4252809"/></text:h>
      <text:h text:style-name="Heading_20_3" text:outline-level="3" text:is-list-header="false">
<text:bookmark-start text:name="OrgXref.org47f2452"/>
<text:bookmark text:name="org47f2452"/>syndicate
<text:bookmark-end text:name="OrgXref.org47f2452"/></text:h>
      <text:h text:style-name="Heading_20_3" text:outline-level="3" text:is-list-header="false">
<text:bookmark-start text:name="OrgXref.org968687a"/>
<text:bookmark text:name="org968687a"/>scss-mode
<text:bookmark-end text:name="OrgXref.org968687a"/></text:h>
      <text:h text:style-name="Heading_20_3" text:outline-level="3" text:is-list-header="false">
<text:bookmark-start text:name="OrgXref.org2e40594"/>
<text:bookmark text:name="org2e40594"/>undo-tree
<text:bookmark-end text:name="OrgXref.org2e40594"/></text:h>
      <text:h text:style-name="Heading_20_3" text:outline-level="3" text:is-list-header="false">
<text:bookmark-start text:name="OrgXref.org1d678dc"/>
<text:bookmark text:name="org1d678dc"/>neotree
<text:bookmark-end text:name="OrgXref.org1d678dc"/></text:h>
      <text:h text:style-name="Heading_20_3" text:outline-level="3" text:is-list-header="false">
<text:bookmark-start text:name="OrgXref.org06ee795"/>
<text:bookmark text:name="org06ee795"/>diffview
<text:bookmark-end text:name="OrgXref.org06ee795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atrick Schanen</dc:creator>
    <meta:initial-creator>Patrick Schanen</meta:initial-creator>
    <dc:date>2017-07-10T13:11:02</dc:date>
    <meta:creation-date>2017-07-10T13:11:02</meta:creation-date>
    <meta:generator>Emacs 25.1.1 (Org mode 9.0.9)</meta:generator>
    <meta:keyword/>
    <dc:subject/>
    <dc:title>Emacs Packages</dc:title>
  </office:meta>
</office:document-meta>
</file>